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05fca1" style:font-weight-asian="bold"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officeooo:paragraph-rsid="0005fca1"/>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text-properties fo:font-weight="bold" style:font-weight-asian="bold" style:font-weight-complex="bold"/>
    </style:style>
    <style:style style:name="T1" style:family="text">
      <style:text-properties officeooo:rsid="000729de"/>
    </style:style>
    <style:style style:name="T2" style:family="text">
      <style:text-properties officeooo:rsid="000845e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nking and Loading</text:p>
      <text:p text:style-name="P1">Address binding</text:p>
      <text:p text:style-name="Standard">Address binding is the replacement of logical address references in a program<text:span text:style-name="T1">(assigned by compilers)</text:span> to physical ones.</text:p>
      <text:list xml:id="list931298737" text:style-name="L1">
        <text:list-item>
          <text:p text:style-name="P5">Logical address references may be</text:p>
          <text:list>
            <text:list-item>
              <text:p text:style-name="P5">Virtual addresses in a system that uses paging</text:p>
            </text:list-item>
            <text:list-item>
              <text:p text:style-name="P5">Segmentation based addresses in a system that uses segmentation</text:p>
            </text:list-item>
            <text:list-item>
              <text:p text:style-name="P5">Plain relocatable addresses in systems that don't use either of the above</text:p>
            </text:list-item>
          </text:list>
        </text:list-item>
      </text:list>
      <text:p text:style-name="Standard"/>
      <text:p text:style-name="P1">Different types of address binding</text:p>
      <text:list xml:id="list1037151391" text:style-name="L2">
        <text:list-item>
          <text:p text:style-name="P7">Compile time address binding</text:p>
          <text:list>
            <text:list-item>
              <text:p text:style-name="P6">With this type of address binding, the compiler assigns <text:span text:style-name="T1">physical </text:span>addresses to instructions and data at compile time.</text:p>
            </text:list-item>
            <text:list-item>
              <text:p text:style-name="P6">As a result the program has to always be loaded at the same location.</text:p>
            </text:list-item>
            <text:list-item>
              <text:p text:style-name="P6">Only in old MSDOS .COM format are addresses of programs bound like this.</text:p>
            </text:list-item>
            <text:list-item>
              <text:p text:style-name="P6">If a program is to be loaded at a different location, the whole program has to be recompiled.</text:p>
            </text:list-item>
          </text:list>
        </text:list-item>
        <text:list-item>
          <text:p text:style-name="P7">Load time address binding</text:p>
          <text:list>
            <text:list-item>
              <text:p text:style-name="P6">With this type of address binding, the compiler assigns relocatable <text:span text:style-name="T2">logicl </text:span>addresses to instructions and data at compile time. The loader, at load time, depending on where the program is being loaded, adjusts the references within the program by adding or subtracting an offset.</text:p>
            </text:list-item>
            <text:list-item>
              <text:p text:style-name="P6">Now, a program may be loaded at different locations each time it is executed. It has to be loaded in the same location after a swap-out-swap-in though.</text:p>
            </text:list-item>
          </text:list>
        </text:list-item>
        <text:list-item>
          <text:p text:style-name="P7">Execution time address binding</text:p>
          <text:list>
            <text:list-item>
              <text:p text:style-name="P6">With this type of address binding, the binding of address is delayed until run time</text:p>
            </text:list-item>
            <text:list-item>
              <text:p text:style-name="P6">This is so because the program may move from one area of the memory to the other in the course of its execution as a result of swap-out-swap-in.</text:p>
            </text:list-item>
            <text:list-item>
              <text:p text:style-name="P6">This is the type of binding that takes place in systems using paging or segmentation. The address binding here does not involve changing memory references within the program but off adjusting entries in the page table or segmentation table, depending on where the program/parts-of-the-program is/are being loaded.</text:p>
            </text:list-item>
          </text:list>
        </text:list-item>
      </text:list>
      <text:p text:style-name="Standard"/>
      <text:p text:style-name="P2">Dynamic loading</text:p>
      <text:p text:style-name="P4">Dynamic loading does not require special support from the operating system. It is the responsibility of the users to design their programs to take advantage of such a method. Operating systems may help the programmer, however, by providing library routines to implement dynamic loading. </text:p>
      <text:p text:style-name="P4">http://en.wikipedia.org/wiki/Dynamic_load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9-20T18:50:08</meta:creation-date>
    <meta:generator>LibreOffice/3.6$Linux_x86 LibreOffice_project/360m1$Build-2</meta:generator>
    <dc:date>2013-01-23T11:09:51</dc:date>
    <dc:creator>Kempa </dc:creator>
    <meta:editing-duration>PT34M50S</meta:editing-duration>
    <meta:editing-cycles>7</meta:editing-cycles>
    <meta:document-statistic meta:table-count="0" meta:image-count="0" meta:object-count="0" meta:page-count="1" meta:paragraph-count="23" meta:word-count="360" meta:character-count="2166" meta:non-whitespace-character-count="1843"/>
  </office:meta>
</office:document-meta>
</file>